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umerical Analysis</text:p>
      <text:p text:style-name="P1">Project 6</text:p>
      <text:p text:style-name="P1">Ed MacDonald</text:p>
      <text:p text:style-name="Standard"/>
      <text:p text:style-name="Standard"/>
      <text:p text:style-name="Standard"/>
      <text:p text:style-name="P2">Answer to Question 1:</text:p>
      <text:p text:style-name="P2"/>
      <text:p text:style-name="Standard">For question one, I plotted the function and its approximating polynomial. See <text:span text:style-name="T1">Figure 1</text:span>.</text:p>
      <text:p text:style-name="Standard"/>
      <text:p text:style-name="Standard"/>
      <text:p text:style-name="P2">Answer to Question 2:</text:p>
      <text:p text:style-name="Standard"/>
      <text:p text:style-name="Standard">I could not find an n that made the maximum interpolation error less than 10^-3. See <text:span text:style-name="T1">Figure 2</text:span> for a polynomial with n=50 (I tried much larger n with no success. I chose to plot the polynomial with n=50 because the plots of polynomials with larger n started to get messy). No matter how big n got, the polynomial would diverge from the function <text:span text:style-name="T1">near</text:span> the ends of the interval (at the very ends of the interval there was no error because the ends of the interval were points that were used to create the polynomial).</text:p>
      <text:p text:style-name="Standard"/>
      <text:p text:style-name="Standard">Though I don't wish to attempt a proof, the plots lead me to believe that the set Pn of approximating polynomials (where n is any natural number) converge to our function, f, in a pointwise fashion over the domain in question.</text:p>
      <text:p text:style-name="Standard"/>
      <text:p text:style-name="P2">Answer to Question 3:</text:p>
      <text:p text:style-name="Standard"/>
      <text:p text:style-name="Standard">Over the domain [0, pi/2], the approximating polynomials were much more agreeable. I was able to get the interpolation error within 10^-3 using n=37. See <text:span text:style-name="T1">Figure 3</text:span>.</text:p>
      <text:p text:style-name="Standard"/>
      <text:p text:style-name="Standard">As I was increasing n, I noticed that the largest errors were still near the edges of the interval. However, over this domain, increasing n was enough to bring them under control.</text:p>
      <text:p text:style-name="Standard"/>
      <text:p text:style-name="P2">Answer to Question 4:</text:p>
      <text:p text:style-name="Standard"/>
      <text:p text:style-name="Standard">Unlike in step 2, I was able to get the error within 10^-3 using Chebyshev spacing. I was able to do this using n=27. See <text:span text:style-name="T1">Figure 4</text:span>.</text:p>
      <text:p text:style-name="Standard"/>
      <text:p text:style-name="P2">Answer to Question 5:</text:p>
      <text:p text:style-name="Standard"/>
      <text:p text:style-name="Standard">By using the domain [0, pi/2], I was able to get the error within 10^-3 using n=17 (the smallest n so far). See <text:span text:style-name="T1">Figure 5</text:span>.</text:p>
      <text:p text:style-name="Standard"/>
      <text:p text:style-name="Standard">It would appear that, for our function, Chebyshev spacing is capable of producing polynomials that converge more quickly than those polynomials produced with evenly spaced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 MacDonald</meta:initial-creator>
    <meta:creation-date>2010-01-28T01:23:33</meta:creation-date>
    <dc:date>2010-04-25T23:08:56</dc:date>
    <dc:creator>Ed MacDonald</dc:creator>
    <meta:editing-duration>PT07H29M58S</meta:editing-duration>
    <meta:editing-cycles>57</meta:editing-cycles>
    <meta:generator>OpenOffice.org/3.1$Unix OpenOffice.org_project/310m11$Build-9399</meta:generator>
    <meta:printed-by>Ed MacDonald</meta:printed-by>
    <meta:print-date>2010-01-28T14:43:45</meta:print-date>
    <meta:document-statistic meta:table-count="0" meta:image-count="0" meta:object-count="0" meta:page-count="1" meta:paragraph-count="16" meta:word-count="314" meta:character-count="1744"/>
  </office:meta>
</office:document-meta>
</file>